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271cm" fo:margin-left="-0.106cm" fo:margin-top="0cm" fo:margin-bottom="0cm" table:align="left"/>
    </style:style>
    <style:style style:name="Table1.A" style:family="table-column">
      <style:table-column-properties style:column-width="5.662cm"/>
    </style:style>
    <style:style style:name="Table1.B" style:family="table-column">
      <style:table-column-properties style:column-width="5.607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normal" officeooo:rsid="00846365" officeooo:paragraph-rsid="00846365" style:font-weight-asian="normal" style:font-weight-complex="normal"/>
    </style:style>
    <style:style style:name="P2" style:family="paragraph" style:parent-style-name="Standard">
      <style:text-properties fo:font-weight="bold" officeooo:rsid="00839145" officeooo:paragraph-rsid="00839145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839145" officeooo:paragraph-rsid="00839145" style:font-weight-asian="bold" style:font-weight-complex="bold"/>
    </style:style>
    <style:style style:name="P4" style:family="paragraph" style:parent-style-name="Standard">
      <style:text-properties fo:font-weight="bold" officeooo:rsid="00896592" officeooo:paragraph-rsid="00896592" style:font-weight-asian="bold" style:font-weight-complex="bold"/>
    </style:style>
    <style:style style:name="P5" style:family="paragraph" style:parent-style-name="Standard">
      <style:text-properties fo:font-weight="bold" officeooo:rsid="008c8d25" officeooo:paragraph-rsid="008c8d25" style:font-weight-asian="bold" style:font-weight-complex="bold"/>
    </style:style>
    <style:style style:name="P6" style:family="paragraph" style:parent-style-name="Standard">
      <style:text-properties officeooo:paragraph-rsid="00839145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text-properties officeooo:paragraph-rsid="00846365"/>
    </style:style>
    <style:style style:name="P9" style:family="paragraph" style:parent-style-name="Standard">
      <style:text-properties officeooo:paragraph-rsid="0087ea2e"/>
    </style:style>
    <style:style style:name="P10" style:family="paragraph" style:parent-style-name="Standard">
      <style:text-properties officeooo:paragraph-rsid="008c8d25"/>
    </style:style>
    <style:style style:name="P11" style:family="paragraph" style:parent-style-name="Standard">
      <style:text-properties officeooo:rsid="008e8a90" officeooo:paragraph-rsid="008e8a90"/>
    </style:style>
    <style:style style:name="P12" style:family="paragraph" style:parent-style-name="Standard">
      <style:text-properties officeooo:paragraph-rsid="008e8a90"/>
    </style:style>
    <style:style style:name="P13" style:family="paragraph" style:parent-style-name="Standard">
      <style:text-properties officeooo:rsid="0091f732" officeooo:paragraph-rsid="0091f732"/>
    </style:style>
    <style:style style:name="P14" style:family="paragraph" style:parent-style-name="Standard">
      <style:text-properties officeooo:paragraph-rsid="0099f1c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839145" style:font-weight-asian="normal" style:font-weight-complex="normal"/>
    </style:style>
    <style:style style:name="T3" style:family="text">
      <style:text-properties fo:font-weight="normal" officeooo:rsid="00846365" style:font-weight-asian="normal" style:font-weight-complex="normal"/>
    </style:style>
    <style:style style:name="T4" style:family="text">
      <style:text-properties fo:font-weight="normal" officeooo:rsid="00854a8c" style:font-weight-asian="normal" style:font-weight-complex="normal"/>
    </style:style>
    <style:style style:name="T5" style:family="text">
      <style:text-properties fo:font-weight="normal" officeooo:rsid="0086adbb" style:font-weight-asian="normal" style:font-weight-complex="normal"/>
    </style:style>
    <style:style style:name="T6" style:family="text">
      <style:text-properties fo:font-weight="normal" officeooo:rsid="0087ea2e" style:font-weight-asian="normal" style:font-weight-complex="normal"/>
    </style:style>
    <style:style style:name="T7" style:family="text">
      <style:text-properties fo:font-weight="normal" officeooo:rsid="008b6e1f" style:font-weight-asian="normal" style:font-weight-complex="normal"/>
    </style:style>
    <style:style style:name="T8" style:family="text">
      <style:text-properties fo:font-weight="normal" officeooo:rsid="00906af5" style:font-weight-asian="normal" style:font-weight-complex="normal"/>
    </style:style>
    <style:style style:name="T9" style:family="text">
      <style:text-properties fo:font-weight="normal" officeooo:rsid="008e8a90" style:font-weight-asian="normal" style:font-weight-complex="normal"/>
    </style:style>
    <style:style style:name="T10" style:family="text">
      <style:text-properties fo:font-weight="normal" officeooo:rsid="0091f732" style:font-weight-asian="normal" style:font-weight-complex="normal"/>
    </style:style>
    <style:style style:name="T11" style:family="text">
      <style:text-properties fo:font-weight="normal" officeooo:rsid="00931d38" style:font-weight-asian="normal" style:font-weight-complex="normal"/>
    </style:style>
    <style:style style:name="T12" style:family="text">
      <style:text-properties fo:font-weight="normal" officeooo:rsid="0094168f" style:font-weight-asian="normal" style:font-weight-complex="normal"/>
    </style:style>
    <style:style style:name="T13" style:family="text">
      <style:text-properties fo:font-weight="normal" officeooo:rsid="00945a99" style:font-weight-asian="normal" style:font-weight-complex="normal"/>
    </style:style>
    <style:style style:name="T14" style:family="text">
      <style:text-properties fo:font-weight="normal" officeooo:rsid="0095a288" style:font-weight-asian="normal" style:font-weight-complex="normal"/>
    </style:style>
    <style:style style:name="T15" style:family="text">
      <style:text-properties fo:font-weight="normal" officeooo:rsid="00973320" style:font-weight-asian="normal" style:font-weight-complex="normal"/>
    </style:style>
    <style:style style:name="T16" style:family="text">
      <style:text-properties fo:font-weight="normal" officeooo:rsid="00983b0e" style:font-weight-asian="normal" style:font-weight-complex="normal"/>
    </style:style>
    <style:style style:name="T17" style:family="text">
      <style:text-properties fo:font-weight="normal" officeooo:rsid="00991608" style:font-weight-asian="normal" style:font-weight-complex="normal"/>
    </style:style>
    <style:style style:name="T18" style:family="text">
      <style:text-properties fo:font-weight="normal" officeooo:rsid="0099f1ca" style:font-weight-asian="normal" style:font-weight-complex="normal"/>
    </style:style>
    <style:style style:name="T19" style:family="text">
      <style:text-properties officeooo:rsid="00896592"/>
    </style:style>
    <style:style style:name="T20" style:family="text">
      <style:text-properties officeooo:rsid="0089f2cb"/>
    </style:style>
    <style:style style:name="T21" style:family="text">
      <style:text-properties officeooo:rsid="00983b0e"/>
    </style:style>
    <style:style style:name="T22" style:family="text">
      <style:text-properties officeooo:rsid="009916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9">1. </text:span>Linking with CyBOK Knowledge Areas</text:p>
      <text:p text:style-name="P6"><text:span text:style-name="T2">The categories were then assigned to their most relevant CyBOK knowledge area, as discussed previously. Categories not included in the list were not assigned a knowledge area.</text:span></text:p>
      <text:p text:style-name="P6"><text:span text:style-name="T2"/></text:p>
      <text:p text:style-name="P6"><text:span text:style-name="T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Knowledge Area</text:p>
          </table:table-cell>
          <table:table-cell table:style-name="Table1.A1" office:value-type="string">
            <text:p text:style-name="P3">Category</text:p>
          </table:table-cell>
        </table:table-row>
        <table:table-row table:style-name="Table1.1">
          <table:table-cell table:style-name="Table1.A1" office:value-type="string">
            <text:p text:style-name="P7"><text:span text:style-name="T2">Adversarial Behaviour</text:span></text:p>
          </table:table-cell>
          <table:table-cell table:style-name="Table1.A1" office:value-type="string">
            <text:p text:style-name="P7">Carding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7">Cashing Out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7">Clearing Criminal History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7">Counterfeit Currency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7">Denial of Service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7">Doxing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7">eWhoring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7">Fraud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7">Hacking – General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7">Hacking – Malware Supply Chain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7">Modifying Credit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7">Resources – Contact Lists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7">Resources – Identity Documents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7">SEO</text:p>
          </table:table-cell>
        </table:table-row>
        <table:table-row table:style-name="Table1.1">
          <table:table-cell table:style-name="Table1.A1" office:value-type="string">
            <text:p text:style-name="P7">Cryptography</text:p>
          </table:table-cell>
          <table:table-cell table:style-name="Table1.A1" office:value-type="string">
            <text:p text:style-name="P7">Cryptocurrency – General</text:p>
          </table:table-cell>
        </table:table-row>
        <table:table-row table:style-name="Table1.1">
          <table:table-cell table:style-name="Table1.A1" office:value-type="string">
            <text:p text:style-name="P7">Cryptography</text:p>
          </table:table-cell>
          <table:table-cell table:style-name="Table1.A1" office:value-type="string">
            <text:p text:style-name="P7">Cryptocurrency – Trading</text:p>
          </table:table-cell>
        </table:table-row>
        <table:table-row table:style-name="Table1.1">
          <table:table-cell table:style-name="Table1.A1" office:value-type="string">
            <text:p text:style-name="P7">Cryptography</text:p>
          </table:table-cell>
          <table:table-cell table:style-name="Table1.A1" office:value-type="string">
            <text:p text:style-name="P7">PGP/GPG</text:p>
          </table:table-cell>
        </table:table-row>
        <table:table-row table:style-name="Table1.1">
          <table:table-cell table:style-name="Table1.A1" office:value-type="string">
            <text:p text:style-name="P7">Forensics</text:p>
          </table:table-cell>
          <table:table-cell table:style-name="Table1.A1" office:value-type="string">
            <text:p text:style-name="P7">Digital Forensics</text:p>
          </table:table-cell>
        </table:table-row>
        <table:table-row table:style-name="Table1.1">
          <table:table-cell table:style-name="Table1.A1" office:value-type="string">
            <text:p text:style-name="P7">Malware &amp; Attack Technologies</text:p>
          </table:table-cell>
          <table:table-cell table:style-name="Table1.A1" office:value-type="string">
            <text:p text:style-name="P7">Malware Authorship</text:p>
          </table:table-cell>
        </table:table-row>
        <table:table-row table:style-name="Table1.1">
          <table:table-cell table:style-name="Table1.A1" office:value-type="string">
            <text:p text:style-name="P7">Network Security</text:p>
          </table:table-cell>
          <table:table-cell table:style-name="Table1.A1" office:value-type="string">
            <text:p text:style-name="P7">Hacking – Wireless Networks</text:p>
          </table:table-cell>
        </table:table-row>
        <table:table-row table:style-name="Table1.1">
          <table:table-cell table:style-name="Table1.A1" office:value-type="string">
            <text:p text:style-name="P7">Physical Layer Security</text:p>
          </table:table-cell>
          <table:table-cell table:style-name="Table1.A1" office:value-type="string">
            <text:p text:style-name="P7">Hacking – Phreaking</text:p>
          </table:table-cell>
        </table:table-row>
        <table:table-row table:style-name="Table1.1">
          <table:table-cell table:style-name="Table1.A1" office:value-type="string">
            <text:p text:style-name="P7">Physical Security</text:p>
          </table:table-cell>
          <table:table-cell table:style-name="Table1.A1" office:value-type="string">
            <text:p text:style-name="P7">Lockpicking</text:p>
          </table:table-cell>
        </table:table-row>
        <table:table-row table:style-name="Table1.1">
          <table:table-cell table:style-name="Table1.A1" office:value-type="string">
            <text:p text:style-name="P7">Physical Security</text:p>
          </table:table-cell>
          <table:table-cell table:style-name="Table1.A1" office:value-type="string">
            <text:p text:style-name="P7">Weaponry &amp; Explosives</text:p>
          </table:table-cell>
        </table:table-row>
        <table:table-row table:style-name="Table1.1">
          <table:table-cell table:style-name="Table1.A1" office:value-type="string">
            <text:p text:style-name="P7">Privacy &amp; Online Rights</text:p>
          </table:table-cell>
          <table:table-cell table:style-name="Table1.A1" office:value-type="string">
            <text:p text:style-name="P7">Anonymity – Other</text:p>
          </table:table-cell>
        </table:table-row>
        <table:table-row table:style-name="Table1.1">
          <table:table-cell table:style-name="Table1.A1" office:value-type="string">
            <text:p text:style-name="P7">Privacy &amp; Online Rights</text:p>
          </table:table-cell>
          <table:table-cell table:style-name="Table1.A1" office:value-type="string">
            <text:p text:style-name="P7">Anonymity – Proxies</text:p>
          </table:table-cell>
        </table:table-row>
        <table:table-row table:style-name="Table1.1">
          <table:table-cell table:style-name="Table1.A1" office:value-type="string">
            <text:p text:style-name="P7">Privacy &amp; Online Rights</text:p>
          </table:table-cell>
          <table:table-cell table:style-name="Table1.A1" office:value-type="string">
            <text:p text:style-name="P7">Anonymity – Tor</text:p>
          </table:table-cell>
        </table:table-row>
        <table:table-row table:style-name="Table1.1">
          <table:table-cell table:style-name="Table1.A1" office:value-type="string">
            <text:p text:style-name="P7">Privacy &amp; Online Rights</text:p>
          </table:table-cell>
          <table:table-cell table:style-name="Table1.A1" office:value-type="string">
            <text:p text:style-name="P7">Anonymity – VPN</text:p>
          </table:table-cell>
        </table:table-row>
        <table:table-row table:style-name="Table1.1">
          <table:table-cell table:style-name="Table1.A1" office:value-type="string">
            <text:p text:style-name="P7">Web and Mobile Security</text:p>
          </table:table-cell>
          <table:table-cell table:style-name="Table1.A1" office:value-type="string">
            <text:p text:style-name="P7">Hacking – Mobile</text:p>
          </table:table-cell>
        </table:table-row>
        <table:table-row table:style-name="Table1.1">
          <table:table-cell table:style-name="Table1.A1" office:value-type="string">
            <text:p text:style-name="P7">Web and Mobile Security</text:p>
          </table:table-cell>
          <table:table-cell table:style-name="Table1.A1" office:value-type="string">
            <text:p text:style-name="P7">Hacking – Website</text:p>
          </table:table-cell>
        </table:table-row>
      </table:table>
      <text:p text:style-name="Standard"/>
      <text:p text:style-name="P4">2. Creation of initial mappings</text:p>
      <text:p text:style-name="P4"/>
      <text:p text:style-name="P1">The number of entries for each category are then summed.</text:p>
      <text:p text:style-name="P1"/>
      <text:p text:style-name="P4">3. Analysis</text:p>
      <text:p text:style-name="P4">3.1 <text:span text:style-name="T20">Differences between forums and market listings</text:span></text:p>
      <text:p text:style-name="P8"><text:span text:style-name="T3">The market listings were the most homogenous, with the vast majority of listings </text:span><text:span text:style-name="T7">falling</text:span><text:span text:style-name="T3"> under ‘Adversarial Behaviour’</text:span></text:p>
      <text:p text:style-name="P8"><text:span text:style-name="T3"/></text:p>
      <text:p text:style-name="P9"><text:span text:style-name="T5">It was a similar story for the hacker forums except the knowledge areas ‘Web and Mobile Security’ and ‘Privacy &amp; Online Rights’ also </text:span><text:span text:style-name="T6">show some prevalence, though not nearly as much as the </text:span><text:span text:style-name="T3">‘Adversarial Behaviour’ </text:span><text:span text:style-name="T6">knowledge area.</text:span></text:p>
      <text:p text:style-name="P9"><text:span text:style-name="T6"/></text:p>
      <text:p text:style-name="P10"><text:soft-page-break/><text:span text:style-name="T3">The crypto-market forums </text:span><text:span text:style-name="T5">had even</text:span><text:span text:style-name="T3"> more variety, with </text:span><text:span text:style-name="T4">the</text:span><text:span text:style-name="T3"> ‘Privacy &amp; Online Rights’ </text:span><text:span text:style-name="T4">and</text:span><text:span text:style-name="T3"> ‘Cryptography’ </text:span><text:span text:style-name="T4">knowledge areas also </text:span><text:span text:style-name="T5">having similar prevalence.</text:span></text:p>
      <text:p text:style-name="P10"><text:span text:style-name="T5"><text:line-break/></text:span><text:span text:style-name="T14">The focus within Cryptography is largely discussion around PGP, in particular how to use PGP. </text:span><text:span text:style-name="T15">This is not particularly surprising when you factor in that communication between buyers and sellers on crypto-markets is typically encrypted using PGP. </text:span><text:span text:style-name="T16">Therefore there are many threads on the crypto-market forums featuring first-time </text:span><text:span text:style-name="T17">users</text:span><text:span text:style-name="T16"> </text:span><text:span text:style-name="T17">discussing</text:span><text:span text:style-name="T16"> whether they are encrypting their communication correctly.</text:span></text:p>
      <text:p text:style-name="P14"><text:span text:style-name="T16"><text:line-break/></text:span><text:span text:style-name="T18">The </text:span><text:span text:style-name="T3">‘Privacy &amp; Online Rights’ </text:span><text:span text:style-name="T18">knowledge area is primarily comprised of discussion around technical methods for avoiding detection, such as Tor, proxies or VPN services.</text:span></text:p>
      <text:p text:style-name="P10"><text:span text:style-name="T16"/></text:p>
      <text:p text:style-name="P9"><text:span text:style-name="T6"/></text:p>
      <text:p text:style-name="P5">3.2 Differences over time</text:p>
      <text:p text:style-name="P5"/>
      <text:p text:style-name="P5">3.3 Comparison with Mirror, Mirror study</text:p>
      <text:p text:style-name="P12"><text:span text:style-name="T3">T</text:span><text:span text:style-name="T9">he most clear difference between the mappings </text:span><text:span text:style-name="T10">created in</text:span><text:span text:style-name="T9"> the Mirror, Mirror study versus the mappings created through analysis of learning material on the </text:span><text:span text:style-name="T8">darknet is that, perhaps unsurprisingly, </text:span><text:span text:style-name="T10">is there is </text:span><text:span text:style-name="T11">that there is generally more</text:span><text:span text:style-name="T10"> variability across the knowledge areas.</text:span></text:p>
      <text:p text:style-name="P13"><text:span text:style-name="T10">T</text:span><text:span text:style-name="T1">his is the case for every accreditation </text:span><text:span text:style-name="T11">except IISP which is predominately ‘Security Operations &amp; Incident Management’</text:span></text:p>
      <text:p text:style-name="P11"><text:span text:style-name="T1"/></text:p>
      <text:p text:style-name="P12"><text:span text:style-name="T11">Another clear difference is that t</text:span><text:span text:style-name="T10">he knowledge area ‘</text:span><text:span text:style-name="T11">Adversarial Behaviour’ which features </text:span><text:span text:style-name="T13">disproportionately</text:span><text:span text:style-name="T11"> </text:span><text:span text:style-name="T12">in the darknet </text:span><text:span text:style-name="T13">learning </text:span><text:span text:style-name="T12">material, in contrast, is severely under represented in every accreditation. </text:span></text:p>
      <text:p text:style-name="P8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7-21T00:36:45.453743478</dc:date>
    <meta:editing-duration>P1DT12H44M12S</meta:editing-duration>
    <meta:editing-cycles>94</meta:editing-cycles>
    <meta:document-statistic meta:table-count="1" meta:image-count="0" meta:object-count="0" meta:page-count="2" meta:paragraph-count="76" meta:word-count="441" meta:character-count="3188" meta:non-whitespace-character-count="2806"/>
  </office:meta>
</office:document-meta>
</file>